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1ec" officeooo:paragraph-rsid="000331ec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331ec"/>
    </style:style>
    <style:style style:name="T2" style:family="text">
      <style:text-properties officeooo:rsid="0003b74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 appli mobile</text:p>
      <text:p text:style-name="Standard"/>
      <text:p text:style-name="Standard">Grâce à ce tutori<text:span text:style-name="T1">e</text:span>l vous pourrez établir/visualiser une cartographie de votre réseau wifi en utlisant votre smartphone.</text:p>
      <text:p text:style-name="Standard"/>
      <text:p text:style-name="Standard">Etape 1</text:p>
      <text:p text:style-name="Standard"/>
      <text:p text:style-name="Standard">Télécharge<text:span text:style-name="T1">z</text:span> l’application Wifi Signal Strength sur Play Store.</text:p>
      <text:p text:style-name="Standard"/>
      <text:p text:style-name="Standard">Etape 2</text:p>
      <text:p text:style-name="Standard"/>
      <text:p text:style-name="Standard">Lancez l’application et déplacez-vous pour visualiser les variations de puissance du signal wifi.</text:p>
      <text:p text:style-name="Standard"/>
      <text:p text:style-name="P1">Etape 3</text:p>
      <text:p text:style-name="P1"/>
      <text:p text:style-name="P1">Répertoriez les mesures observées sur un plan de la <text:span text:style-name="T2">zone</text:span> que vous souhaitez connecter au réseau <text:span text:style-name="T2">sécurisé.</text:span></text:p>
      <text:p text:style-name="P1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7:45:39.410834700</meta:creation-date>
    <dc:date>2017-06-28T13:59:09.743958414</dc:date>
    <meta:editing-cycles>3</meta:editing-cycles>
    <meta:editing-duration>PT10M26S</meta:editing-duration>
    <meta:document-statistic meta:table-count="0" meta:image-count="0" meta:object-count="0" meta:page-count="1" meta:paragraph-count="8" meta:word-count="64" meta:character-count="421" meta:non-whitespace-character-count="365"/>
    <meta:generator>LibreOffice/5.1.6.2$Linux_X86_64 LibreOffice_project/10m0$Build-2</meta:generator>
  </office:meta>
</office:document-meta>
</file>